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8-10_06-58-58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8-10_00-53-41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8-09_18-53-20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8" office:value-type="string">
            <text:p>2023-08-09_21-28-52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8-09_21-28-5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5">
            <text:p>15</text:p>
          </table:table-cell>
          <table:table-cell table:style-name="ce18" office:value-type="string">
            <text:p>2023-08-10_12-44-2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7" office:value-type="string">
            <text:p>2023-08-10_06-59-4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09_18-45-15_000.mp4</text:p>
          </table:table-cell>
          <table:table-cell table:style-name="ce26" office:value-type="string">
            <text:p>:VIDEO / @自室 / 記録 / jap.flute / 演奏、play / R=1 / genre=melody:,for=,file-piece-id=~,memo=~,session=hour-18,recording-id=~,other=use:otsu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1 / genre=melody:,for=,file-piece-id=~,memo=~,session=hour-18,recording-id=~,other=use:otsu / follow+">
            <text:p>:VIDEO / @自室 / 記録 / jap.flute / 演奏、play / R=1 / genre=melody:,for=,file-piece-id=~,memo=~,session=hour-18,recording-id=~,other=use:otsu / follow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 office:value-type="string">
            <text:p>2023-08-09_18-46-53_000.mp4</text:p>
          </table:table-cell>
          <table:table-cell table:style-name="ce26" office:value-type="string">
            <text:p>:VIDEO / @自室 / 記録 / jap.flute / 演奏、play / R=2 / genre=melody:,for=,file-piece-id=~,memo=~,session=hour-18,recording-id=~,other=use:otsu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2 / genre=melody:,for=,file-piece-id=~,memo=~,session=hour-18,recording-id=~,other=use:otsu / follow+">
            <text:p>:VIDEO / @自室 / 記録 / jap.flute / 演奏、play / R=2 / genre=melody:,for=,file-piece-id=~,memo=~,session=hour-18,recording-id=~,other=use:otsu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 office:value-type="string">
            <text:p>2023-08-10_09-40-24_000.jpg</text:p>
          </table:table-cell>
          <table:table-cell table:style-name="ce26" office:value-type="string">
            <text:p>:m / daylog メモ / date=0806;0808;0809 / other=~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9" office:value-type="float" office:value="12">
            <text:p>12</text:p>
          </table:table-cell>
          <table:table-cell table:style-name="ce18" office:value-type="string">
            <text:p>2023-08-10_11-02-17_000.jpg</text:p>
          </table:table-cell>
          <table:table-cell table:style-name="ce26" office:value-type="string">
            <text:p>:m 1*2 RES / JVEMV6 64#324_tsunagaru_inochi / 『つながるいのち　生物多様性からのメッセージ』 著者=日本環境ジャーナリストの会,校注=~ / p.10 / w=~,topic=~,publisher=山と渓谷社,other=map+:上野村（群馬県）；ske+:カジカ；map+:石巻市；memo+:ツキノワグマ；map+:軽井沢町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*2 RES / JVEMV6 64#324_tsunagaru_inochi / 『つながるいのち　生物多様性からのメッセージ』 著者=日本環境ジャーナリストの会,校注=~ / p.10 / w=~,topic=~,publisher=山と渓谷社,other=map+:上野村（群馬県）；ske+:カジカ；map+:石巻市；memo+:ツキノワグマ；map+:軽井沢町；">
            <text:p>:m 1*2 RES / JVEMV6 64#324_tsunagaru_inochi / 『つながるいのち　生物多様性からのメッセージ』 著者=日本環境ジャーナリストの会,校注=~ / p.10 / w=~,topic=~,publisher=山と渓谷社,other=map+:上野村（群馬県）；ske+:カジカ；map+:石巻市；memo+:ツキノワグマ；map+:軽井沢町；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8-10_11-02-30_000.jpg</text:p>
          </table:table-cell>
          <table:table-cell table:style-name="ce26" office:value-type="string">
            <text:p>:m 2*2 RES / JVEMV6 64#324_tsunagaru_inochi / 『つながるいのち　生物多様性からのメッセージ』 著者=日本環境ジャーナリストの会,校注=~ / p.10 / w=~,topic=~,publisher=山と渓谷社,other=memo+:ske+:ニホンジカ；ske+:ヤマネ；ske+:ヤマアカガエル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2*2 RES / JVEMV6 64#324_tsunagaru_inochi / 『つながるいのち　生物多様性からのメッセージ』 著者=日本環境ジャーナリストの会,校注=~ / p.10 / w=~,topic=~,publisher=山と渓谷社,other=memo+:ske+:ニホンジカ；ske+:ヤマネ；ske+:ヤマアカガエル；">
            <text:p>:m 2*2 RES / JVEMV6 64#324_tsunagaru_inochi / 『つながるいのち　生物多様性からのメッセージ』 著者=日本環境ジャーナリストの会,校注=~ / p.10 / w=~,topic=~,publisher=山と渓谷社,other=memo+:ske+:ニホンジカ；ske+:ヤマネ；ske+:ヤマアカガエル；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8-10_12-12-43_000.jpg</text:p>
          </table:table-cell>
          <table:table-cell table:style-name="ce26" office:value-type="string">
            <text:p>:m #*# task / id=69QL, topic=programming:pattern-recognition, genre=programming / w=ポアソン分布；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6];CONCATENATE([.C16];&quot; / &quot;;[.E14]))" office:value-type="string" office:string-value=":m 2*3 RES / JVEMV6 64#328_hattatsu_oota_etal / 『発達障害』 著者=太田昌孝、編著,校注=~ / p.ⅲ / w=~,topic=~,publisher=日本評論社,other=timetable+:発達障害：研究。概念整備。マニュアル確立；memo+:DSM-Ⅲ-R;">
            <text:p>:m 2*3 RES / JVEMV6 64#328_hattatsu_oota_etal / 『発達障害』 著者=太田昌孝、編著,校注=~ / p.ⅲ / w=~,topic=~,publisher=日本評論社,other=timetable+:発達障害：研究。概念整備。マニュアル確立；memo+:DSM-Ⅲ-R;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08-10_15-54-29_000.jpg</text:p>
          </table:table-cell>
          <table:table-cell table:style-name="ce26" office:value-type="string">
            <text:p>:m 1*3 RES / JVEMV6 64#328_hattatsu_oota_etal / 『発達障害』 著者=太田昌孝、編著,校注=~ / p.ⅲ / w=~,topic=~,publisher=日本評論社,other=memo+:発達障害：特徴；memo+:発達障害：カテゴリー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1*3 RES / JVEMV6 64#328_hattatsu_oota_etal / 『発達障害』 著者=太田昌孝、編著,校注=~ / p.ⅲ / w=~,topic=~,publisher=日本評論社,other=memo+:発達障害：特徴；memo+:発達障害：カテゴリー；">
            <text:p>:m 1*3 RES / JVEMV6 64#328_hattatsu_oota_etal / 『発達障害』 著者=太田昌孝、編著,校注=~ / p.ⅲ / w=~,topic=~,publisher=日本評論社,other=memo+:発達障害：特徴；memo+:発達障害：カテゴリー；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7">
            <text:p>17</text:p>
          </table:table-cell>
          <table:table-cell table:style-name="ce17" office:value-type="string">
            <text:p>2023-08-10_15-54-50_000.jpg</text:p>
          </table:table-cell>
          <table:table-cell table:style-name="ce26" office:value-type="string">
            <text:p>:m 2*3 RES / JVEMV6 64#328_hattatsu_oota_etal / 『発達障害』 著者=太田昌孝、編著,校注=~ / p.ⅲ / w=~,topic=~,publisher=日本評論社,other=timetable+:発達障害：研究。概念整備。マニュアル確立；memo+:DSM-Ⅲ-R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2*3 RES / JVEMV6 64#328_hattatsu_oota_etal / 『発達障害』 著者=太田昌孝、編著,校注=~ / p.ⅲ / w=~,topic=~,publisher=日本評論社,other=timetable+:発達障害：研究。概念整備。マニュアル確立；memo+:DSM-Ⅲ-R;">
            <text:p>:m 2*3 RES / JVEMV6 64#328_hattatsu_oota_etal / 『発達障害』 著者=太田昌孝、編著,校注=~ / p.ⅲ / w=~,topic=~,publisher=日本評論社,other=timetable+:発達障害：研究。概念整備。マニュアル確立；memo+:DSM-Ⅲ-R;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8">
            <text:p>18</text:p>
          </table:table-cell>
          <table:table-cell table:style-name="ce17" office:value-type="string">
            <text:p>2023-08-10_15-55-08_000.jpg</text:p>
          </table:table-cell>
          <table:table-cell table:style-name="ce26" office:value-type="string">
            <text:p>:m 3*3 RES / JVEMV6 64#328_hattatsu_oota_etal / 『発達障害』 著者=太田昌孝、編著,校注=~ / p.ⅲ / w=~,topic=~,publisher=日本評論社,other=memo+:ICD-10;memo+:発達障害：診断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3*3 RES / JVEMV6 64#328_hattatsu_oota_etal / 『発達障害』 著者=太田昌孝、編著,校注=~ / p.ⅲ / w=~,topic=~,publisher=日本評論社,other=memo+:ICD-10;memo+:発達障害：診断；">
            <text:p>:m 3*3 RES / JVEMV6 64#328_hattatsu_oota_etal / 『発達障害』 著者=太田昌孝、編著,校注=~ / p.ⅲ / w=~,topic=~,publisher=日本評論社,other=memo+:ICD-10;memo+:発達障害：診断；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9">
            <text:p>19</text:p>
          </table:table-cell>
          <table:table-cell table:style-name="ce18" office:value-type="string">
            <text:p>2023-08-10_17-09-11_000.jpg</text:p>
          </table:table-cell>
          <table:table-cell table:style-name="ce26" office:value-type="string">
            <text:p>:m 1-2*4 RES / JVEMV6 64#326_robot_etoki_kawashima / 『絵ときでわかる　ロボット工学』 著者=川嶋健嗣,校注=~ / p.124 / w=モデル化；,topic=~,publisher=オーム社,other=memo+:アーム：運動方程式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1-2*4 RES / JVEMV6 64#326_robot_etoki_kawashima / 『絵ときでわかる　ロボット工学』 著者=川嶋健嗣,校注=~ / p.124 / w=モデル化；,topic=~,publisher=オーム社,other=memo+:アーム：運動方程式；">
            <text:p>:m 1-2*4 RES / JVEMV6 64#326_robot_etoki_kawashima / 『絵ときでわかる　ロボット工学』 著者=川嶋健嗣,校注=~ / p.124 / w=モデル化；,topic=~,publisher=オーム社,other=memo+:アーム：運動方程式；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20">
            <text:p>20</text:p>
          </table:table-cell>
          <table:table-cell table:style-name="ce10" office:value-type="string">
            <text:p>2023-08-10_17-09-37_000.jpg</text:p>
          </table:table-cell>
          <table:table-cell table:style-name="ce26" office:value-type="string">
            <text:p>:m 3*4 RES / JVEMV6 64#326_robot_etoki_kawashima / 『絵ときでわかる　ロボット工学』 著者=川嶋健嗣,校注=~ / p.124;62 / w=,topic=~,publisher=オーム社,other=memo+:トルク。慣性モーメント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3*4 RES / JVEMV6 64#326_robot_etoki_kawashima / 『絵ときでわかる　ロボット工学』 著者=川嶋健嗣,校注=~ / p.124;62 / w=,topic=~,publisher=オーム社,other=memo+:トルク。慣性モーメント；">
            <text:p>:m 3*4 RES / JVEMV6 64#326_robot_etoki_kawashima / 『絵ときでわかる　ロボット工学』 著者=川嶋健嗣,校注=~ / p.124;62 / w=,topic=~,publisher=オーム社,other=memo+:トルク。慣性モーメント；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21">
            <text:p>21</text:p>
          </table:table-cell>
          <table:table-cell table:style-name="ce10" office:value-type="string">
            <text:p>2023-08-10_17-09-53_000.jpg</text:p>
          </table:table-cell>
          <table:table-cell table:style-name="ce26" office:value-type="string">
            <text:p>:m 4*4 RES / JVEMV6 64#326_robot_etoki_kawashima / 『絵ときでわかる　ロボット工学』 著者=川嶋健嗣,校注=~ / p.124;seg-1 / w=,topic=~,publisher=オーム社,other=memo+:力のモーメント；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8-09_18-49-06_000.mp4</text:p>
          </table:table-cell>
          <table:table-cell table:style-name="ce26" office:value-type="string">
            <text:p>:VIDEO / @自室 / 記録 / jap.flute / 演奏、play / R=3 / genre=melody:for-practice,for=trill,file-piece-id=~,memo=~,session=hour-18,recording-id=~,other=use:kan~chuu-kan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VIDEO / @自室 / 記録 / jap.flute / 演奏、play / R=3 / genre=melody:for-practice,for=trill,file-piece-id=~,memo=~,session=hour-18,recording-id=~,other=use:kan~chuu-kan / follow+">
            <text:p>:VIDEO / @自室 / 記録 / jap.flute / 演奏、play / R=3 / genre=melody:for-practice,for=trill,file-piece-id=~,memo=~,session=hour-18,recording-id=~,other=use:kan~chuu-kan / follow+</text:p>
          </table:table-cell>
          <table:table-cell table:style-name="ce10" table:formula="of:=RIGHT([.B21];[.K21])" office:value-type="string" office:string-value="mp4">
            <text:p>mp4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8" office:value-type="string">
            <text:p>2023-08-09_18-50-22_000.mp4</text:p>
          </table:table-cell>
          <table:table-cell table:style-name="ce26" office:value-type="string">
            <text:p>:VIDEO / 記録 / topic=お祈りしている姿。自撮り。 / location=自室, occasion=篠笛、演奏終わり。続いて、お祈り。魔法ポット、氷を入れてある。ゆする。音が出る。, for=~,file-id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VIDEO / 記録 / topic=お祈りしている姿。自撮り。 / location=自室, occasion=篠笛、演奏終わり。続いて、お祈り。魔法ポット、氷を入れてある。ゆする。音が出る。, for=~,file-id=~,other=~">
            <text:p>:VIDEO / 記録 / topic=お祈りしている姿。自撮り。 / location=自室, occasion=篠笛、演奏終わり。続いて、お祈り。魔法ポット、氷を入れてある。ゆする。音が出る。, for=~,file-id=~,other=~</text:p>
          </table:table-cell>
          <table:table-cell table:style-name="ce10" table:formula="of:=RIGHT([.B22];[.K22])" office:value-type="string" office:string-value="mp4">
            <text:p>mp4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0">2023/08/10</text:date>, <text:time>19:01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10T19:01:26.51</dc:date>
    <dc:creator>岩淵 謙</dc:creator>
    <meta:editing-duration>P58DT4H16M9S</meta:editing-duration>
    <meta:editing-cycles>19421</meta:editing-cycles>
    <meta:document-statistic meta:table-count="2" meta:cell-count="932" meta:object-count="0"/>
    <meta:user-defined meta:name="qrichtext">1</meta:user-defined>
  </office:meta>
</office:document-meta>
</file>